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
      <style:text-properties fo:font-style="normal" officeooo:rsid="0104b73b" officeooo:paragraph-rsid="01067926" style:font-style-asian="normal" style:font-style-complex="normal"/>
    </style:style>
    <style:style style:name="P2" style:family="paragraph" style:parent-style-name="Text_20_body">
      <style:text-properties fo:font-style="normal" officeooo:rsid="0107590a" officeooo:paragraph-rsid="0107590a" style:font-style-asian="normal" style:font-style-complex="normal"/>
    </style:style>
    <style:style style:name="P3" style:family="paragraph" style:parent-style-name="Text_20_body">
      <style:text-properties fo:font-style="normal" officeooo:rsid="010e410e" officeooo:paragraph-rsid="010e410e" style:font-style-asian="normal" style:font-style-complex="normal"/>
    </style:style>
    <style:style style:name="P4" style:family="paragraph" style:parent-style-name="Text_20_body">
      <style:text-properties fo:font-style="normal" officeooo:rsid="010f9799" officeooo:paragraph-rsid="010f9799" style:font-style-asian="normal" style:font-style-complex="normal"/>
    </style:style>
    <style:style style:name="P5" style:family="paragraph" style:parent-style-name="Text_20_body">
      <style:text-properties fo:font-style="normal" officeooo:rsid="01116c12" officeooo:paragraph-rsid="01116c12" style:font-style-asian="normal" style:font-style-complex="normal"/>
    </style:style>
    <style:style style:name="P6" style:family="paragraph" style:parent-style-name="Text_20_body">
      <style:text-properties fo:font-style="normal" officeooo:rsid="012be590" officeooo:paragraph-rsid="012be590" style:font-style-asian="normal" style:font-style-complex="normal"/>
    </style:style>
    <style:style style:name="P7" style:family="paragraph" style:parent-style-name="Text_20_body">
      <style:text-properties officeooo:rsid="00f34c8c" officeooo:paragraph-rsid="00f34c8c"/>
    </style:style>
    <style:style style:name="P8" style:family="paragraph" style:parent-style-name="Text_20_body">
      <style:text-properties officeooo:rsid="00f4fa31" officeooo:paragraph-rsid="00feb9b3"/>
    </style:style>
    <style:style style:name="P9" style:family="paragraph" style:parent-style-name="Text_20_body">
      <style:text-properties officeooo:rsid="00fc44f6" officeooo:paragraph-rsid="00fc44f6"/>
    </style:style>
    <style:style style:name="P10" style:family="paragraph" style:parent-style-name="Text_20_body">
      <style:text-properties officeooo:rsid="00fc17fe" officeooo:paragraph-rsid="00feb9b3"/>
    </style:style>
    <style:style style:name="P11" style:family="paragraph" style:parent-style-name="Text_20_body">
      <style:text-properties officeooo:rsid="0100aba4" officeooo:paragraph-rsid="0100aba4"/>
    </style:style>
    <style:style style:name="P12" style:family="paragraph" style:parent-style-name="Text_20_body">
      <style:text-properties officeooo:rsid="0103fd42" officeooo:paragraph-rsid="0103fd42"/>
    </style:style>
    <style:style style:name="P13" style:family="paragraph" style:parent-style-name="Text_20_body">
      <style:text-properties officeooo:rsid="0104b73b" officeooo:paragraph-rsid="01067926"/>
    </style:style>
    <style:style style:name="P14" style:family="paragraph" style:parent-style-name="Text_20_body">
      <style:text-properties officeooo:rsid="01141cb6" officeooo:paragraph-rsid="01141cb6"/>
    </style:style>
    <style:style style:name="P15" style:family="paragraph" style:parent-style-name="Text_20_body">
      <style:text-properties officeooo:rsid="0115201c" officeooo:paragraph-rsid="0115201c"/>
    </style:style>
    <style:style style:name="P16" style:family="paragraph" style:parent-style-name="Text_20_body">
      <style:text-properties officeooo:rsid="011675da" officeooo:paragraph-rsid="011675da"/>
    </style:style>
    <style:style style:name="P17" style:family="paragraph" style:parent-style-name="Text_20_body">
      <style:text-properties officeooo:rsid="011bd25d" officeooo:paragraph-rsid="011bd25d"/>
    </style:style>
    <style:style style:name="P18" style:family="paragraph" style:parent-style-name="Text_20_body">
      <style:text-properties officeooo:rsid="0117f213" officeooo:paragraph-rsid="0117f213"/>
    </style:style>
    <style:style style:name="P19" style:family="paragraph" style:parent-style-name="Text_20_body">
      <style:text-properties officeooo:rsid="011c8a40" officeooo:paragraph-rsid="011c8a40"/>
    </style:style>
    <style:style style:name="P20" style:family="paragraph" style:parent-style-name="Heading_20_1" style:master-page-name="MP0">
      <style:paragraph-properties style:page-number="auto" fo:break-before="page"/>
    </style:style>
    <style:style style:name="P21" style:family="paragraph" style:parent-style-name="Heading_20_1">
      <style:text-properties officeooo:rsid="0090e9e0" officeooo:paragraph-rsid="0090e9e0"/>
    </style:style>
    <style:style style:name="P22" style:family="paragraph" style:parent-style-name="Heading_20_2">
      <style:text-properties officeooo:rsid="00f172bc" officeooo:paragraph-rsid="00f172bc"/>
    </style:style>
    <style:style style:name="P23" style:family="paragraph" style:parent-style-name="Heading_20_2">
      <style:text-properties officeooo:rsid="0113bb9c" officeooo:paragraph-rsid="0113bb9c"/>
    </style:style>
    <style:style style:name="P24" style:family="paragraph" style:parent-style-name="Heading_20_2">
      <style:text-properties officeooo:rsid="011bd25d" officeooo:paragraph-rsid="011bd25d"/>
    </style:style>
    <style:style style:name="T1" style:family="text">
      <style:text-properties fo:font-style="italic" style:font-style-asian="italic" style:font-style-complex="italic"/>
    </style:style>
    <style:style style:name="T2" style:family="text">
      <style:text-properties fo:font-style="italic" officeooo:rsid="00fffb10" style:font-style-asian="italic" style:font-style-complex="italic"/>
    </style:style>
    <style:style style:name="T3" style:family="text">
      <style:text-properties fo:font-style="italic" officeooo:rsid="010318ce" style:font-style-asian="italic" style:font-style-complex="italic"/>
    </style:style>
    <style:style style:name="T4" style:family="text">
      <style:text-properties fo:font-style="italic" officeooo:rsid="01067926" style:font-style-asian="italic" style:font-style-complex="italic"/>
    </style:style>
    <style:style style:name="T5" style:family="text">
      <style:text-properties fo:font-style="italic" officeooo:rsid="0117f21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fffb10" style:font-style-asian="normal" style:font-style-complex="normal"/>
    </style:style>
    <style:style style:name="T8" style:family="text">
      <style:text-properties fo:font-style="normal" officeooo:rsid="0100aba4" style:font-style-asian="normal" style:font-style-complex="normal"/>
    </style:style>
    <style:style style:name="T9" style:family="text">
      <style:text-properties fo:font-style="normal" officeooo:rsid="010137c9" style:font-style-asian="normal" style:font-style-complex="normal"/>
    </style:style>
    <style:style style:name="T10" style:family="text">
      <style:text-properties fo:font-style="normal" officeooo:rsid="010318ce" style:font-style-asian="normal" style:font-style-complex="normal"/>
    </style:style>
    <style:style style:name="T11" style:family="text">
      <style:text-properties fo:font-style="normal" officeooo:rsid="01067926" style:font-style-asian="normal" style:font-style-complex="normal"/>
    </style:style>
    <style:style style:name="T12" style:family="text">
      <style:text-properties fo:font-style="normal" officeooo:rsid="01165c03" style:font-style-asian="normal" style:font-style-complex="normal"/>
    </style:style>
    <style:style style:name="T13" style:family="text">
      <style:text-properties fo:font-style="normal" officeooo:rsid="011675da" style:font-style-asian="normal" style:font-style-complex="normal"/>
    </style:style>
    <style:style style:name="T14" style:family="text">
      <style:text-properties fo:font-style="normal" officeooo:rsid="0117f213" style:font-style-asian="normal" style:font-style-complex="normal"/>
    </style:style>
    <style:style style:name="T15" style:family="text">
      <style:text-properties fo:font-style="normal" officeooo:rsid="0118b763" style:font-style-asian="normal" style:font-style-complex="normal"/>
    </style:style>
    <style:style style:name="T16" style:family="text">
      <style:text-properties fo:font-style="normal" officeooo:rsid="0119e33b" style:font-style-asian="normal" style:font-style-complex="normal"/>
    </style:style>
    <style:style style:name="T17" style:family="text">
      <style:text-properties fo:font-style="normal" officeooo:rsid="01231ca6" style:font-style-asian="normal" style:font-style-complex="normal"/>
    </style:style>
    <style:style style:name="T18" style:family="text">
      <style:text-properties fo:font-style="normal" officeooo:rsid="012348b2" style:font-style-asian="normal" style:font-style-complex="normal"/>
    </style:style>
    <style:style style:name="T19" style:family="text">
      <style:text-properties fo:font-style="normal" officeooo:rsid="01246d8e" style:font-style-asian="normal" style:font-style-complex="normal"/>
    </style:style>
    <style:style style:name="T20" style:family="text">
      <style:text-properties fo:font-style="normal" officeooo:rsid="0125c868" style:font-style-asian="normal" style:font-style-complex="normal"/>
    </style:style>
    <style:style style:name="T21" style:family="text">
      <style:text-properties fo:font-style="normal" officeooo:rsid="0127960e" style:font-style-asian="normal" style:font-style-complex="normal"/>
    </style:style>
    <style:style style:name="T22" style:family="text">
      <style:text-properties fo:font-style="normal" officeooo:rsid="012c4d48" style:font-style-asian="normal" style:font-style-complex="normal"/>
    </style:style>
    <style:style style:name="T23" style:family="text">
      <style:text-properties fo:font-style="normal" officeooo:rsid="012d8e87" style:font-style-asian="normal" style:font-style-complex="normal"/>
    </style:style>
    <style:style style:name="T24" style:family="text">
      <style:text-properties fo:font-style="normal" officeooo:rsid="012f55cd" style:font-style-asian="normal" style:font-style-complex="normal"/>
    </style:style>
    <style:style style:name="T25" style:family="text">
      <style:text-properties fo:font-style="normal" officeooo:rsid="013078d6" style:font-style-asian="normal" style:font-style-complex="normal"/>
    </style:style>
    <style:style style:name="T26" style:family="text">
      <style:text-properties fo:font-style="normal" officeooo:rsid="01324a1a" style:font-style-asian="normal" style:font-style-complex="normal"/>
    </style:style>
    <style:style style:name="T27" style:family="text">
      <style:text-properties fo:font-style="normal" officeooo:rsid="0139a67d" style:font-style-asian="normal" style:font-style-complex="normal"/>
    </style:style>
    <style:style style:name="T28" style:family="text">
      <style:text-properties fo:font-style="normal" officeooo:rsid="013b33cf" style:font-style-asian="normal" style:font-style-complex="normal"/>
    </style:style>
    <style:style style:name="T29" style:family="text">
      <style:text-properties fo:font-style="normal" officeooo:rsid="013c2f4f" style:font-style-asian="normal" style:font-style-complex="normal"/>
    </style:style>
    <style:style style:name="T30" style:family="text">
      <style:text-properties fo:font-style="normal" officeooo:rsid="014310f6" style:font-style-asian="normal" style:font-style-complex="normal"/>
    </style:style>
    <style:style style:name="T31" style:family="text">
      <style:text-properties fo:font-style="normal" officeooo:rsid="014328a1" style:font-style-asian="normal" style:font-style-complex="normal"/>
    </style:style>
    <style:style style:name="T32" style:family="text">
      <style:text-properties fo:font-style="normal" officeooo:rsid="014b10cc" style:font-style-asian="normal" style:font-style-complex="normal"/>
    </style:style>
    <style:style style:name="T33" style:family="text">
      <style:text-properties fo:font-style="normal" officeooo:rsid="014e655e" style:font-style-asian="normal" style:font-style-complex="normal"/>
    </style:style>
    <style:style style:name="T34" style:family="text">
      <style:text-properties fo:font-style="normal" officeooo:rsid="01541174" style:font-style-asian="normal" style:font-style-complex="normal"/>
    </style:style>
    <style:style style:name="T35" style:family="text">
      <style:text-properties officeooo:rsid="00271926"/>
    </style:style>
    <style:style style:name="T36" style:family="text">
      <style:text-properties officeooo:rsid="00cfe9e6"/>
    </style:style>
    <style:style style:name="T37" style:family="text">
      <style:text-properties officeooo:rsid="00f172bc"/>
    </style:style>
    <style:style style:name="T38" style:family="text">
      <style:text-properties officeooo:rsid="00f7c2ab"/>
    </style:style>
    <style:style style:name="T39" style:family="text">
      <style:text-properties officeooo:rsid="00f99931"/>
    </style:style>
    <style:style style:name="T40" style:family="text">
      <style:text-properties officeooo:rsid="00fb9b39"/>
    </style:style>
    <style:style style:name="T41" style:family="text">
      <style:text-properties officeooo:rsid="00fe50d1"/>
    </style:style>
    <style:style style:name="T42" style:family="text">
      <style:text-properties style:text-position="super 58%" fo:font-style="normal" officeooo:rsid="0100aba4" style:font-style-asian="normal" style:font-style-complex="normal"/>
    </style:style>
    <style:style style:name="T43" style:family="text">
      <style:text-properties officeooo:rsid="010aecd7"/>
    </style:style>
    <style:style style:name="T44" style:family="text">
      <style:text-properties officeooo:rsid="010d1c91"/>
    </style:style>
    <style:style style:name="T45" style:family="text">
      <style:text-properties officeooo:rsid="010d46f0"/>
    </style:style>
    <style:style style:name="T46" style:family="text">
      <style:text-properties officeooo:rsid="010f9799"/>
    </style:style>
    <style:style style:name="T47" style:family="text">
      <style:text-properties officeooo:rsid="011484fa"/>
    </style:style>
    <style:style style:name="T48" style:family="text">
      <style:text-properties officeooo:rsid="0115201c"/>
    </style:style>
    <style:style style:name="T49" style:family="text">
      <style:text-properties officeooo:rsid="012079b4"/>
    </style:style>
    <style:style style:name="T50" style:family="text">
      <style:text-properties officeooo:rsid="01333b93"/>
    </style:style>
    <style:style style:name="T51" style:family="text">
      <style:text-properties officeooo:rsid="0134cad7"/>
    </style:style>
    <style:style style:name="T52" style:family="text">
      <style:text-properties officeooo:rsid="013800a0"/>
    </style:style>
    <style:style style:name="T53" style:family="text">
      <style:text-properties officeooo:rsid="0139a67d"/>
    </style:style>
    <style:style style:name="T54" style:family="text">
      <style:text-properties officeooo:rsid="0147d0ed"/>
    </style:style>
    <style:style style:name="T55" style:family="text">
      <style:text-properties officeooo:rsid="015080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 text:is-list-header="true">Part <text:span text:style-name="T35">3</text:span>, Chapter <text:span text:style-name="T49">6</text:span></text:h>
      <text:h text:style-name="P21" text:outline-level="1"><text:span text:style-name="T36">Cold </text:span>Wallet Security – <text:span text:style-name="T37">Additional Strategies</text:span></text:h>
      <text:h text:style-name="P22" text:outline-level="2">Layering Protection <text:span text:style-name="T52">w</text:span><text:span text:style-name="T41">ith Passphrases</text:span></text:h>
      <text:p text:style-name="P7">You may have noticed a glaring issue with the previous chapters on both hot and cold wallet backups. In many cases, the recommendation is to store a paper or metal copy of the standard seed words somewhere safe. These seed words grant access to all the coins in the cryptocurrency wallet, and therefore serve as a useful backup in case the primary device such as a hardware wallet malfunctions. Of course, we want to store those words in a safe place where they are unlikely to be stolen. But what happens if they are?</text:p>
      <text:p text:style-name="P8"><text:span text:style-name="T38">We have a</text:span> reasonable concern about what happens if someone does get unauthorized physical access to your seed words, especially since a cold wallet likely contains the highest value of coins in your personal crypto ecosystem. <text:span text:style-name="T39">Some sort of hack compromising your spending-money hot-wallet seed would result in a loss of funds that would be difficult, </text:span><text:span text:style-name="T40">but hopefully manageable</text:span><text:span text:style-name="T39">. But someone stealing the seed to your cold wallet, perhaps containing your crypto life-savings, could be catastrophic. </text:span></text:p>
      <text:p text:style-name="P10">This book assumes that you’re an average everyday user that doesn’t have targeted physical theft as part of your threat model, but theft is still possible. Perhaps the cleaning person at your house is crypto aware, and steals your seed. Perhaps a petty criminal breaks into your house, walks away with your document <text:soft-page-break/>safe, and knows what to do with a set of seed words. What happens then?</text:p>
      <text:p text:style-name="P9">Thankfully, there is a way to <text:span text:style-name="T1">layer</text:span><text:span text:style-name="T6"> the security of your seed words, and buy yourself time in the event such a theft occurs. </text:span><text:span text:style-name="T7">There’s a tool at our disposal called a </text:span><text:span text:style-name="T2">BIP39 Passphrase</text:span><text:span text:style-name="T7">. This is a standard part of the protocol for seed words that allows you to derive your wallet from additional data besides the randomly generated 12-24 words. </text:span><text:span text:style-name="T8">This is sometimes called a 13</text:span><text:span text:style-name="T42">th</text:span><text:span text:style-name="T8"> word (or 25</text:span><text:span text:style-name="T42">th</text:span><text:span text:style-name="T8"> word), but I think this terminology is a bit of a misnomer. The additional “word” can be any passphrase the user chooses, and does not have to be a single additional word from the BIP39 dictionary. In fact, a single word from that dictionary would, </text:span><text:span text:style-name="T30">in most cases,</text:span><text:span text:style-name="T8"> insufficient</text:span><text:span text:style-name="T17">ly</text:span><text:span text:style-name="T8"> resist a determined attacker. </text:span></text:p>
      <text:p text:style-name="P11"><text:span text:style-name="T6">Our passphrase </text:span><text:span text:style-name="T9">should follow the same practices that we use for generating an exchange or custodial wallet passphrase. A random secret that’s long and high entropy will greatly enhance the security of the overall wallet, and can save us from immediate compromise in the event the base key data is stolen. </text:span><text:span text:style-name="T10">In most cases, we’ll want a passphrase that is high entropy but also easy to type, store, or even memorize. A </text:span><text:span text:style-name="T3">diceware</text:span><text:span text:style-name="T10"> passphrase generated by a computer or even real dice rolls is useful here. This technique takes entropy from a random source and selects English words from a predetermined dictionary. This allows us to generat</text:span><text:span text:style-name="T18">e</text:span><text:span text:style-name="T10"> passphrases that are memorable and easy to type, </text:span><text:span text:style-name="T20">and</text:span><text:span text:style-name="T10"> higher in entropy </text:span><text:span text:style-name="T19">(</text:span><text:span text:style-name="T10">randomness</text:span><text:span text:style-name="T19">)</text:span><text:span text:style-name="T10"> than a user-generated phrase. </text:span></text:p>
      <text:p text:style-name="P12"><text:span text:style-name="T10">N</text:span><text:span text:style-name="T6">ow, when we wish to interact with our hardware wallet, we’ll enter this passphrase on top of the base key data that’s stored in the device. This protects the safety of our crypto keys and addresses, even in the event the device is stolen or our raw seed phrase is </text:span><text:span text:style-name="T31">compromised</text:span><text:span text:style-name="T6">. The passphrase serves as an additional layer above our seed phrase backup, or above the encryption PIN on the hardware device. </text:span></text:p>
      <text:p text:style-name="P1"><text:soft-page-break/>This type of additional layer is also possible with single keypairs. BIP38 encryption (not to be confused with the BIP39 passphrase) allows the user to encrypt a single key using the specified passphrase, and copy the encrypted key in a special format for storage. This is particularly useful for single-keypair paper or metal wallets. Although these formats are less common and less robust than BIP39 seed phrases, it’s still valuable to understand their security. </text:p>
      <text:p text:style-name="P13"><text:span text:style-name="T11">A BIP38 passphrase acts different</text:span><text:span text:style-name="T21">ly</text:span><text:span text:style-name="T11"> than a BIP39 passphrase. BIP38 encryption actually uses the passphrase to </text:span><text:span text:style-name="T4">encrypt</text:span><text:span text:style-name="T11"> the key, and gives the user that ciphertext in a specially encoded format for storage. By contrast, BIP39 passphrases are used in </text:span><text:span text:style-name="T4">addition</text:span><text:span text:style-name="T11"> to the plaintext seed words. The user needs the seed words and the passphrase to derive their keys and addresses. With encrypted single keys, you import the encoded key into a wallet while presenting the passphrase for decryption. </text:span></text:p>
      <text:p text:style-name="P2">Now, we must think about how to safely store this additional data. <text:span text:style-name="T43">This passphrase is a second factor for the wallet, much like an auth-app is a second factor for a passphrase. Given this, it’s important that the passphrase is stored separately from the seed phrase or private key. </text:span><text:span text:style-name="T44">Storing the passphrase right next to the key data would negate the value of having it, as an attacker could immediately steal it if they gain access to the location </text:span><text:span text:style-name="T54">where </text:span><text:span text:style-name="T44">both items are stored. </text:span><text:span text:style-name="T45">This is a reasonable risk to take with something like an account passphrase plus 2FA recovery codes for a typical account, stored in a password manager. But for a hardware wallet, holding a significant amount of funds, we want to take every step to protect these factors independently.</text:span></text:p>
      <text:p text:style-name="P3">An obvious step to take is to simply store the passphrase in physical form, in a different location than the seed phrase or key data. <text:span text:style-name="T46">Follow the same rules as used for your primary key data – make sure the location is secure from theft, and the passphrase is </text:span><text:soft-page-break/><text:span text:style-name="T46">resistant to fire and flood. Ensure that there are also secure backups, in a different location than the primary in case it is destroyed or lost. You must have access to both the key data and the passphrase to access your coins, so these backups are just as important. </text:span></text:p>
      <text:p text:style-name="P4">One slight difference, however, is that it’s also reasonable to store a copy of just the passphrase in encrypted digital form. Using a secure tool such as a password manager for the passphrase is reasonable, unlike the key data, because <text:span text:style-name="T1">just</text:span> the passphrase cannot be used to derive any keys and therefore sign transactions. The goal is for our cold wallet to have the base key data offline, away from networked devices always. But the passphrase itself could be stored with less overall risk to the system and without necessarily breaking the security model of a cold wallet. Whether you choose to store an encrypted backup or stay with the physical airgap is up to you.</text:p>
      <text:p text:style-name="P5">I highly recommend the use of a passphrase for your hardware wallet if you’re able to do so. This additional layer can save you from compromise in the event your key data is somehow stolen, however unlikely. It can also buy you time in the event you are accidentally victimized by a <text:span text:style-name="T1">phishing scam</text:span> and give your seed phrase to an attacker. Anyone trying to steal your keys would also have to guess the passphrase, giving you valuable time to realize your mistake and transfer coins to a new wallet before it’s too late. </text:p>
      <text:p text:style-name="P6">A final potentially useful strategy is the use of a <text:span text:style-name="T1">decoy wallet.</text:span> The BIP39 standard allows you to generate unlimited wallets using different passphrases. You may wish to put a smaller amount of money in a decoy wallet with an easier-to-guess passphrase, so an attacker trying possible phrases is likely to encounter the decoy funds first and stop their search. You can keep the more significant amount of money in a wallet with a much stronger <text:soft-page-break/>passphrase. This strategy is particularly useful for a possible scenario where you are forced to give a wallet seed and passphrase under duress. If you’re ever physically accosted for your crypto coins, you can give the attacker the decoy wallet information to keep yourself safe, while protecting the bulk of your assets. </text:p>
      <text:h text:style-name="P23" text:outline-level="2"><text:span text:style-name="T48">A Note </text:span><text:span text:style-name="T53">o</text:span><text:span text:style-name="T48">n </text:span>Things You Shouldn’t Do</text:h>
      <text:p text:style-name="P14">Now we’ve discussed the deep importance of secure, offline seed phrase backups for cold wallets. As well, some additional security layers in the form of passphrases. Now is the time that many of us tech-savvy, paranoid, security-focused folks try to get...creative. <text:span text:style-name="T47">And creativity is not necessarily a great trait to have when it comes to security practices.</text:span></text:p>
      <text:p text:style-name="P15">When I say creative, I mean trying to do <text:span text:style-name="T12">non-standard things with your seed. Many individuals think it will add an extra layer of security to do things like seed-splitting – putting different sets of your seed words in different physical locations. </text:span><text:span text:style-name="T13">Some users try to hide their seeds using steganography – hiding the seed in digital data like images, or spread throughout the pages in a book. You might even think </text:span><text:span text:style-name="T27">about</text:span><text:span text:style-name="T13"> encipher</text:span><text:span text:style-name="T27">ing</text:span><text:span text:style-name="T13"> your words using some simple protocol like a Caes</text:span><text:span text:style-name="T34">a</text:span><text:span text:style-name="T13">r cipher before writing them down. </text:span></text:p>
      <text:p text:style-name="P16"><text:span text:style-name="T6">All of these ideas actually introduce a greater danger than theft: </text:span><text:span text:style-name="T14">key </text:span><text:span text:style-name="T5">loss</text:span><text:span text:style-name="T14">. The simple fact is that you’re more likely to make a mistake and lose access to your seed than you are to have your seed stolen. You </text:span><text:span text:style-name="T5">think</text:span><text:span text:style-name="T14"> you can remember your cool new protocol, but it’s entirely possible that in </text:span><text:span text:style-name="T22">five</text:span><text:span text:style-name="T14"> years </text:span><text:span text:style-name="T22">when </text:span><text:span text:style-name="T14">you need to access your seed (something you don’t do often</text:span><text:span text:style-name="T24">),</text:span><text:span text:style-name="T14"> </text:span><text:span text:style-name="T23">you </text:span><text:span text:style-name="T14">have no idea how to unscramble the words you’ve encoded in some odd </text:span><text:span text:style-name="T32">format</text:span><text:span text:style-name="T14">. Or you can’t find </text:span><text:span text:style-name="T25">one of three </text:span><text:span text:style-name="T14">places in your home </text:span><text:span text:style-name="T28">where </text:span><text:span text:style-name="T14">you’ve split the seed. And of course, using these non-standard </text:span><text:soft-page-break/><text:span text:style-name="T14">protocols greatly increases the chance that your heirs cannot access you</text:span><text:span text:style-name="T26">r</text:span><text:span text:style-name="T14"> crypto assets in the event something happens to you. </text:span></text:p>
      <text:p text:style-name="P18"><text:span text:style-name="T6">Follow standard protocols. The BIP39 standard is extremely well thought out in its details, like the fact you only need the first </text:span><text:span text:style-name="T33">four</text:span><text:span text:style-name="T6"> characters of a word to know the whole word in case the seed is slightly damaged. The BIP39 passphrase allows you to import a seed and passphrase into almost any other cold or hot wallet. </text:span><text:span text:style-name="T15">Standard encoding for single keys like WIF and BIP38 passphrases offer</text:span><text:span text:style-name="T29">s</text:span><text:span text:style-name="T15"> the same flexibility. </text:span><text:span text:style-name="T16">Use these well thought out standards and follow best practices for storing your key backups, and avoid shooting yourself in the foot with “creative” tactics. </text:span></text:p>
      <text:h text:style-name="P24" text:outline-level="2">Bitcoin-Only Firmware</text:h>
      <text:p text:style-name="P17">A software management strategy that may be helpful for users of single cryptocurrencies is <text:span text:style-name="T50">single-crypto</text:span> firmware. For example, Bitcoin-only software or Ethereum-only software for your device. As far as I am aware, this mostly applies to Bitcoin (BTC) as it is the most popular currency available and <text:span text:style-name="T51">has a large community of people that </text:span>only use Bitcoin and nothing else. </text:p>
      <text:p text:style-name="P17">By installing Bitcoin-only firmware on your device, you’re simply reducing the amount of code that runs on <text:span text:style-name="T55">it</text:span>. And therefore, you reduce the risk of some bug or vulnerability being present in the software you’re running. Hardware wallet software is carefully vetted and crafted to be cryptographically secure, but<text:span text:style-name="T6"> all software is vulnerable to mistakes. Computers tend to execute code perfectly and predictably, but humans don’t always write it that way. Blame us software engineers. </text:span></text:p>
      <text:p text:style-name="P19"><text:span text:style-name="T6">If you know for a fact you’re only going to use Bitcoin on your device, installing Bitcoin-only firmware is a solid </text:span><text:span text:style-name="T1">attack surface </text:span><text:span text:style-name="T6">reduction strategy. Provided you’re able to securely install the software by downloading from a legitimate source, and verifying </text:span><text:soft-page-break/><text:span text:style-name="T6">hashes and signatures, your overall risk profile may be slightly reduced. Why run software for 100 different cryptocurrencies if you are only using one? That’s a lot of opportunities for a vulnerability to sneak 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font-style="normal" officeooo:rsid="01116c12" style:font-style-asian="normal" style:font-style-complex="normal"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1T21:27:17.715000000</dc:date>
    <meta:editing-cycles>279</meta:editing-cycles>
    <meta:editing-duration>PT19H16M52S</meta:editing-duration>
    <meta:document-statistic meta:table-count="0" meta:image-count="0" meta:object-count="0" meta:page-count="7" meta:paragraph-count="25" meta:word-count="1874" meta:character-count="11079" meta:non-whitespace-character-count="9212"/>
    <meta:template xlink:type="simple" xlink:actuate="onRequest" xlink:title="" xlink:href="Normal.dotm"/>
  </office:meta>
</office:document-meta>
</file>